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24pt" style:font-size-asian="24pt" style:font-size-complex="24pt"/>
    </style:style>
    <style:style style:name="ce4" style:family="table-cell" style:parent-style-name="Default" style:data-style-name="N0">
      <style:table-cell-properties fo:border="thin solid #000000" style:vertical-align="middle" fo:background-color="#9DC3E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9DC3E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fo:border="thin solid #000000"/>
      <style:text-properties fo:font-size="22pt" style:font-size-asian="22pt" style:font-size-complex="22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22pt" style:font-size-asian="22pt" style:font-size-complex="22pt"/>
    </style:style>
    <style:style style:name="ce10" style:family="table-cell" style:parent-style-name="Default" style:data-style-name="N0">
      <style:table-cell-properties fo:border="thin solid #000000" style:vertical-align="middle" fo:background-color="#9DC3E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24pt" style:font-size-asian="24pt" style:font-size-complex="2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1" style:font-name-asian="Calibri1" style:font-name-complex="Calibri1" fo:font-size="24pt" style:font-size-asian="24pt" style:font-size-complex="2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4.163cm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2.51883333333333cm"/>
    </style:style>
    <style:style style:name="co6" style:family="table-column">
      <style:table-column-properties fo:break-before="auto" style:column-width="4.191cm"/>
    </style:style>
    <style:style style:name="co7" style:family="table-column">
      <style:table-column-properties fo:break-before="auto" style:column-width="13.6101666666667cm"/>
    </style:style>
    <style:style style:name="co8" style:family="table-column">
      <style:table-column-properties fo:break-before="auto" style:column-width="8.6783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6.6675cm"/>
    </style:style>
    <style:style style:name="co11" style:family="table-column">
      <style:table-column-properties fo:break-before="auto" style:column-width="7.45066666666667cm"/>
    </style:style>
    <style:style style:name="co12" style:family="table-column">
      <style:table-column-properties fo:break-before="auto" style:column-width="3.97933333333333cm"/>
    </style:style>
    <style:style style:name="co13" style:family="table-column">
      <style:table-column-properties fo:break-before="auto" style:column-width="2.13783333333333cm"/>
    </style:style>
    <style:style style:name="co14" style:family="table-column">
      <style:table-column-properties fo:break-before="auto" style:column-width="2.96333333333333cm"/>
    </style:style>
    <style:style style:name="co15" style:family="table-column">
      <style:table-column-properties fo:break-before="auto" style:column-width="14.9225cm"/>
    </style:style>
    <style:style style:name="co16" style:family="table-column">
      <style:table-column-properties fo:break-before="auto" style:column-width="3.89466666666667cm"/>
    </style:style>
    <style:style style:name="co17" style:family="table-column">
      <style:table-column-properties fo:break-before="auto" style:column-width="6.56166666666667cm"/>
    </style:style>
    <style:style style:name="co18" style:family="table-column">
      <style:table-column-properties fo:break-before="auto" style:column-width="10.7103333333333cm"/>
    </style:style>
    <style:style style:name="co19" style:family="table-column">
      <style:table-column-properties fo:break-before="auto" style:column-width="5.69383333333333cm"/>
    </style:style>
    <style:style style:name="ro1" style:family="table-row">
      <style:table-row-properties style:row-height="31.2pt" style:use-optimal-row-height="true" fo:break-before="auto"/>
    </style:style>
    <style:style style:name="ro2" style:family="table-row">
      <style:table-row-properties style:row-height="90pt" style:use-optimal-row-height="true" fo:break-before="auto"/>
    </style:style>
    <style:style style:name="ro3" style:family="table-row">
      <style:table-row-properties style:row-height="14.55pt" style:use-optimal-row-height="true" fo:break-before="auto"/>
    </style:style>
    <style:style style:name="ro4" style:family="table-row">
      <style:table-row-properties style:row-height="93.6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22.8pt" style:use-optimal-row-height="true" fo:break-before="auto"/>
    </style:style>
    <style:style style:name="ro8" style:family="table-row">
      <style:table-row-properties style:row-height="105pt" style:use-optimal-row-height="true" fo:break-before="auto"/>
    </style:style>
    <style:style style:name="ro9" style:family="table-row">
      <style:table-row-properties style:row-height="27.6pt" style:use-optimal-row-height="true" fo:break-before="auto"/>
    </style:style>
    <style:style style:name="ro10" style:family="table-row">
      <style:table-row-properties style:row-height="17.4pt" style:use-optimal-row-height="true" fo:break-before="auto"/>
    </style:style>
    <style:style style:name="ro11" style:family="table-row">
      <style:table-row-properties style:row-height="62.4pt" style:use-optimal-row-height="tru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İş_Gereksinimi" table:style-name="ta1">
        <table:table-column table:style-name="co1" table:default-cell-style-name="ce1"/>
        <table:table-column table:style-name="co2" table:number-columns-repeated="255" table:default-cell-style-name="ce1"/>
        <table:table-column table:style-name="co3" table:number-columns-repeated="76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<text:span text:style-name="T2">İş Gereksinimi:<text:s/></text:span>Kullanıcı olarak, okul listesine girdiğimde kayıt formlarını doldurabilmeliyim 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<text:span text:style-name="T4">Açıklama:</text:span></text:p>
            <text:p>Name ve Code alanlarına String veri girilebilmelidir .</text:p>
            <text:p/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<text:span text:style-name="T2">İş Gereksinimi:<text:s/></text:span>Kullanıcı olarak, okul listesine girdiğimde active butonuna tıklayabilmeliyim 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<text:span text:style-name="T4">Açıklama:</text:span></text:p>
            <text:p>Active butonuna basıldığında "True" , basılmadığında "False" verisi tabloya eklenmelidir .</text:p>
            <text:p/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13">
            <text:p><text:span text:style-name="T2">İş Gereksinimi:<text:s/></text:span>Kullanıcı olarak, okul listesine girdiğimde<text:span text:style-name="T2"><text:s/></text:span>Search Name ve Search Code formlarına<text:s/></text:p>
            <text:p>string veri girilebilmelidir .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<text:span text:style-name="T4">Açıklama:</text:span></text:p>
            <text:p>Search Name ve Search Code formlarına girilen değerlere göre tablodan veri çekilebilmelidir .</text:p>
            <text:p/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3">
            <text:p><text:span text:style-name="T2">İş Gereksinimi:<text:s/></text:span>Kullanıcı olarak, okul listesine girdiğimde "Save" butonuna basılabilmelidir 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<text:span text:style-name="T4">Açıklama:</text:span></text:p>
            <text:p>"Save" butonuna basıldığında girilen veriler tabloya eklenmelidir .</text:p>
            <text:p/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3">
            <text:p><text:span text:style-name="T2">İş Gereksinimi:<text:s/></text:span>Kullanıcı olarak, okul listesine girdiğimde "Clear" butonuna basılabilmelidir 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<text:span text:style-name="T4">Açıklama:</text:span></text:p>
            <text:p>"Clear" butonuna basıldığında formlara girilen veriler temizlenmelidir .</text:p>
            <text:p/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3">
            <text:p><text:span text:style-name="T2">İş Gereksinimi:<text:s/></text:span>Kullanıcı olarak, okul listesine girdiğimde "Update" butonuna basılabilmelidir .</text:p>
          </table:table-cell>
          <table:table-cell table:number-columns-repeated="16383"/>
        </table:table-row>
        <table:table-row table:style-name="ro5">
          <table:table-cell office:value-type="string" table:style-name="ce3">
            <text:p><text:span text:style-name="T4">Açıklama:</text:span></text:p>
            <text:p>"Update" butonuna basıldığında satırdaki bilgiler text formlarının içerisine otomatik gelmelidir .</text:p>
            <text:p/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3">
            <text:p><text:span text:style-name="T2">İş Gereksinimi:<text:s/></text:span>Kullanıcı olarak, okul listesine girdiğimde "Delete" butonuna basılabilmelidir .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<text:span text:style-name="T4">Açıklama:</text:span></text:p>
            <text:p>"Delete" butonuna basıldığında tablodaki veriler satırdan komple silinmelidir.<text:s/></text:p>
            <text:p/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13">
            <text:p><text:span text:style-name="T2">İş Gereksinimi:<text:s/></text:span>Kullanıcı olarak, okul listesine girdiğimde her bir sütun ile tablo içerisindeki bilgiler</text:p>
            <text:p>gözükmelidir .</text:p>
          </table:table-cell>
          <table:table-cell table:number-columns-repeated="16383"/>
        </table:table-row>
        <table:table-row table:style-name="ro6">
          <table:table-cell office:value-type="string" table:style-name="ce3">
            <text:p><text:span text:style-name="T4">Açıklama:</text:span></text:p>
            <text:p>Sütun isimleri ile tablo içerisindeki verilerin birbirine uygun formatta olması gerekmektedir.</text:p>
          </table:table-cell>
          <table:table-cell table:number-columns-repeated="16383"/>
        </table:table-row>
        <table:table-row table:number-rows-repeated="1048553" table:style-name="ro3">
          <table:table-cell table:number-columns-repeated="16384"/>
        </table:table-row>
      </table:table>
      <table:table table:name="Test_Senaryosu_Taslağı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6" table:default-cell-style-name="ce1"/>
        <table:table-column table:style-name="co4" table:number-columns-repeated="16128" table:default-cell-style-name="ce1"/>
        <table:table-row table:style-name="ro7">
          <table:table-cell office:value-type="string" table:style-name="ce4">
            <text:p>Test ID</text:p>
          </table:table-cell>
          <table:table-cell office:value-type="string" table:style-name="ce4">
            <text:p>Test Adı</text:p>
          </table:table-cell>
          <table:table-cell office:value-type="string" table:style-name="ce4">
            <text:p>Açıklama (Aksiyon/Adımlar)</text:p>
          </table:table-cell>
          <table:table-cell office:value-type="string" table:style-name="ce5">
            <text:p>Önkoşul</text:p>
          </table:table-cell>
          <table:table-cell office:value-type="string" table:style-name="ce5">
            <text:p>Test Datası</text:p>
          </table:table-cell>
          <table:table-cell office:value-type="string" table:style-name="ce5">
            <text:p>Beklenen</text:p>
          </table:table-cell>
          <table:table-cell office:value-type="string" table:style-name="ce5">
            <text:p>Gerçekleşen</text:p>
          </table:table-cell>
          <table:table-cell office:value-type="string" table:style-name="ce5">
            <text:p>Statü</text:p>
          </table:table-cell>
          <table:table-cell table:number-columns-repeated="2" table:style-name="ce5"/>
          <table:table-cell table:number-columns-repeated="16374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1">
            <text:p>Okul Kaydı</text:p>
          </table:table-cell>
          <table:table-cell office:value-type="string" table:style-name="ce7">
            <text:p>Kullanıcı okul listesi ekranına girdiğinde (save / clear) seçenekleri ile karşılaşmalıdır .</text:p>
            <text:p>Adımlar:</text:p>
            <text:p>1 - Kullanıcı okul listesi ekranına girmelidir .<text:s/></text:p>
            <text:p>2 - Formu doldurmalıdır .</text:p>
            <text:p>3 - Formu doldur ve save butonuna tıkla .</text:p>
          </table:table-cell>
          <table:table-cell office:value-type="string" table:style-name="ce14">
            <text:p>Formlar veri tabanına uygun olarak<text:s/></text:p>
            <text:p>doldurulmalıdır.</text:p>
          </table:table-cell>
          <table:table-cell office:value-type="string" table:style-name="ce1">
            <text:p>Okul Bilgileri</text:p>
          </table:table-cell>
          <table:table-cell office:value-type="string" table:style-name="ce1">
            <text:p>Kullanıcı okul kaydı oluşturur .</text:p>
          </table:table-cell>
          <table:table-cell office:value-type="string" table:style-name="ce1">
            <text:p>Kullanıcı kayıt oluşturabildi .</text:p>
          </table:table-cell>
          <table:table-cell office:value-type="string" table:style-name="ce1">
            <text:p>Başarılı</text:p>
          </table:table-cell>
          <table:table-cell table:number-columns-repeated="16376" table:style-name="ce1"/>
        </table:table-row>
        <table:table-row table:style-name="ro2">
          <table:table-cell office:value-type="float" office:value="2" table:formula="of:=[.A2]+1" table:style-name="ce6">
            <text:p>2</text:p>
          </table:table-cell>
          <table:table-cell office:value-type="string" table:style-name="ce7">
            <text:p>Formların<text:s/></text:p>
            <text:p>Temizlenmesi</text:p>
          </table:table-cell>
          <table:table-cell office:value-type="string" table:style-name="ce7">
            <text:p>Kullanıcı okul listesi ekranına girdiğinde (save / clear) seçenekleri ile karşılaşmalıdır .</text:p>
            <text:p>Adımlar:</text:p>
            <text:p>1 - Kullanıcı okul listesi ekranına girmelidir .<text:s/></text:p>
            <text:p>2 - Formu doldurmalıdır .</text:p>
            <text:p>3 - Formlara bilgileri gir ve ''Clear'' seçeneğine tıkla .</text:p>
          </table:table-cell>
          <table:table-cell office:value-type="string" table:style-name="ce1">
            <text:p>Formlar dolu olmalıdır .</text:p>
          </table:table-cell>
          <table:table-cell office:value-type="string" table:style-name="ce1">
            <text:p>Okul Bilgileri</text:p>
          </table:table-cell>
          <table:table-cell office:value-type="string" table:style-name="ce1">
            <text:p><text:s/>Kullanıcı formların içerisini temizler .</text:p>
          </table:table-cell>
          <table:table-cell office:value-type="string" table:style-name="ce1">
            <text:p>Kullanıcı formları temizledi .</text:p>
          </table:table-cell>
          <table:table-cell office:value-type="string" table:style-name="ce1">
            <text:p>Başarılı</text:p>
          </table:table-cell>
          <table:table-cell table:number-columns-repeated="16376" table:style-name="ce1"/>
        </table:table-row>
        <table:table-row table:style-name="ro5">
          <table:table-cell office:value-type="float" office:value="3" table:formula="of:=[.A3]+1" table:style-name="ce6">
            <text:p>3</text:p>
          </table:table-cell>
          <table:table-cell office:value-type="string" table:style-name="ce1">
            <text:p>Güncelleme</text:p>
          </table:table-cell>
          <table:table-cell office:value-type="string" table:style-name="ce7">
            <text:p>Kullanıcı okul listesi ekranına girdiğinde ve kayıt yaptığında her satırda (update / delete ) seçenekleri ile karşılaşmalıdır .</text:p>
            <text:p>Adımlar:</text:p>
            <text:p>1 - Kullanıcı okul listesi ekranına girmelidir .<text:s/></text:p>
            <text:p>2 - Tablodan bir veri için "Update" seçeneğine tıklamalıdır .</text:p>
            <text:p>3 - Satırdaki veriler otomatik formların içerisine gelmelidir .</text:p>
            <text:p>4 - İstediği değişikliği yerine getirdikten sonra "save" butonuna basmalıdır .</text:p>
          </table:table-cell>
          <table:table-cell office:value-type="string" table:style-name="ce1">
            <text:p>Tabloda güncellenecek veri olmalıdır .</text:p>
          </table:table-cell>
          <table:table-cell office:value-type="string" table:style-name="ce1">
            <text:p>Okul Bilgileri</text:p>
          </table:table-cell>
          <table:table-cell office:value-type="string" table:style-name="ce7">
            <text:p>Kullanıcı güncellenecek verileri<text:s/></text:p>
            <text:p>formlara update butonu ile çeke-</text:p>
            <text:p>bilmelidir <text:s/>.</text:p>
          </table:table-cell>
          <table:table-cell office:value-type="string" table:style-name="ce1">
            <text:p>Kullanıcı güncelleme yapabildi .</text:p>
          </table:table-cell>
          <table:table-cell office:value-type="string" table:style-name="ce1">
            <text:p>Başarılı</text:p>
          </table:table-cell>
          <table:table-cell table:number-columns-repeated="16376" table:style-name="ce1"/>
        </table:table-row>
        <table:table-row table:style-name="ro2">
          <table:table-cell office:value-type="float" office:value="4" table:formula="of:=[.A4]+1" table:style-name="ce6">
            <text:p>4</text:p>
          </table:table-cell>
          <table:table-cell office:value-type="string" table:style-name="ce1">
            <text:p>Silme</text:p>
          </table:table-cell>
          <table:table-cell office:value-type="string" table:style-name="ce7">
            <text:p>Kullanıcı okul listesi ekranına girdiğinde ve kayıt yaptığında her satırda (update / delete ) seçenekleri ile karşılaşmalıdır .</text:p>
            <text:p>Adımlar:</text:p>
            <text:p>1 - Kullanıcı okul listesi ekranına girmelidir .<text:s/></text:p>
            <text:p>2 - Tablodan bir veri için "Delete" seçeneğine tıklamalıdır .</text:p>
            <text:p>3 - Satırdaki veriler otomatik tablodan ve veri tabanından silinmelidir .</text:p>
          </table:table-cell>
          <table:table-cell office:value-type="string" table:style-name="ce1">
            <text:p>Tabloda silinecek veri olmalıdır.</text:p>
          </table:table-cell>
          <table:table-cell office:value-type="string" table:style-name="ce1">
            <text:p>Okul Bilgileri</text:p>
          </table:table-cell>
          <table:table-cell office:value-type="string" table:style-name="ce7">
            <text:p>Kullanıcı silinecek verileri delete<text:s/></text:p>
            <text:p>butonu ile rahatça silebilmelidir .<text:s/></text:p>
          </table:table-cell>
          <table:table-cell office:value-type="string" table:style-name="ce1">
            <text:p>Kullanıcı silme işlemini yapabildi .</text:p>
          </table:table-cell>
          <table:table-cell office:value-type="string" table:style-name="ce1">
            <text:p>Başarılı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1">
            <text:p>Search Etme</text:p>
          </table:table-cell>
          <table:table-cell office:value-type="string" table:style-name="ce7">
            <text:p>Kullanıcı okul listesi ekranına girdiğinde tablonun üstünde Search formları ile karşılaşmalıdır .</text:p>
            <text:p>Adımlar:</text:p>
            <text:p>1 - Kullanıcı okul listesi ekranına girmelidir .<text:s/></text:p>
            <text:p>2 - Tablonun üstündeki formlardan bir arama yapmalıdır .</text:p>
            <text:p/>
          </table:table-cell>
          <table:table-cell office:value-type="string" table:style-name="ce14">
            <text:p>Tabloda veri olmalıdır .</text:p>
          </table:table-cell>
          <table:table-cell office:value-type="string" table:style-name="ce1">
            <text:p>Okul Bilgileri</text:p>
          </table:table-cell>
          <table:table-cell office:value-type="string" table:style-name="ce1">
            <text:p>Kullanıcı istediği veriyi <text:s/>getirir .</text:p>
          </table:table-cell>
          <table:table-cell office:value-type="string" table:style-name="ce1">
            <text:p>Kullanıcı arama yapabildi .</text:p>
          </table:table-cell>
          <table:table-cell office:value-type="string" table:style-name="ce1">
            <text:p>Başarılı</text:p>
          </table:table-cell>
          <table:table-cell table:number-columns-repeated="16376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1">
            <text:p>Öğrenci Kaydı</text:p>
          </table:table-cell>
          <table:table-cell office:value-type="string" table:style-name="ce7">
            <text:p>Kullanıcı öğrenci listesi ekranına girdiğinde (save / clear) seçenekleri ile karşılaşmalıdır .</text:p>
            <text:p>Adımlar:</text:p>
            <text:p>1 - Kullanıcı öğrenci listesi ekranına girmelidir .<text:s/></text:p>
            <text:p>2 - Formu doldurmalıdır .</text:p>
            <text:p>3 - Formu doldur ve save butonuna tıkla .</text:p>
          </table:table-cell>
          <table:table-cell office:value-type="string" table:style-name="ce14">
            <text:p>Formlar veri tabanına uygun olarak<text:s/></text:p>
            <text:p>doldurulmalıdır.</text:p>
          </table:table-cell>
          <table:table-cell office:value-type="string" table:style-name="ce1">
            <text:p>Öğrenci Bilgileri</text:p>
          </table:table-cell>
          <table:table-cell office:value-type="string" table:style-name="ce1">
            <text:p>Kullanıcı öğrenci kaydı oluşturur .</text:p>
          </table:table-cell>
          <table:table-cell office:value-type="string" table:style-name="ce1">
            <text:p>Kullanıcı kayıt oluşturabildi .</text:p>
          </table:table-cell>
          <table:table-cell office:value-type="string" table:style-name="ce1">
            <text:p>Başarılı</text:p>
          </table:table-cell>
          <table:table-cell table:number-columns-repeated="16376" table:style-name="ce1"/>
        </table:table-row>
        <table:table-row table:style-name="ro2">
          <table:table-cell office:value-type="float" office:value="2" table:formula="of:=[.A7]+1" table:style-name="ce6">
            <text:p>2</text:p>
          </table:table-cell>
          <table:table-cell office:value-type="string" table:style-name="ce7">
            <text:p>Formların<text:s/></text:p>
            <text:p>Temizlenmesi</text:p>
          </table:table-cell>
          <table:table-cell office:value-type="string" table:style-name="ce7">
            <text:p>Kullanıcı öğrenci listesi ekranına girdiğinde (save / clear) seçenekleri ile karşılaşmalıdır .</text:p>
            <text:p>Adımlar:</text:p>
            <text:p>1 - Kullanıcı öğrenci listesi ekranına girmelidir .<text:s/></text:p>
            <text:p>2 - Formu doldurmalıdır .</text:p>
            <text:p>3 - Formlara bilgileri gir ve ''Clear'' seçeneğine tıkla .</text:p>
          </table:table-cell>
          <table:table-cell office:value-type="string" table:style-name="ce1">
            <text:p>Formlar dolu olmalıdır .</text:p>
          </table:table-cell>
          <table:table-cell office:value-type="string" table:style-name="ce1">
            <text:p>Öğrenci Bilgileri</text:p>
          </table:table-cell>
          <table:table-cell office:value-type="string" table:style-name="ce1">
            <text:p><text:s/>Kullanıcı formların içerisini temizler .</text:p>
          </table:table-cell>
          <table:table-cell office:value-type="string" table:style-name="ce1">
            <text:p>Kullanıcı formları temizledi .</text:p>
          </table:table-cell>
          <table:table-cell office:value-type="string" table:style-name="ce1">
            <text:p>Başarılı</text:p>
          </table:table-cell>
          <table:table-cell table:number-columns-repeated="16376" table:style-name="ce1"/>
        </table:table-row>
        <table:table-row table:style-name="ro5">
          <table:table-cell office:value-type="float" office:value="3" table:formula="of:=[.A8]+1" table:style-name="ce6">
            <text:p>3</text:p>
          </table:table-cell>
          <table:table-cell office:value-type="string" table:style-name="ce1">
            <text:p>Güncelleme</text:p>
          </table:table-cell>
          <table:table-cell office:value-type="string" table:style-name="ce7">
            <text:p>Kullanıcı Öğrenci listesi ekranına girdiğinde ve kayıt yaptığında her satırda (update / delete ) seçenekleri ile karşılaşmalıdır .</text:p>
            <text:p>Adımlar:</text:p>
            <text:p>1 - Kullanıcı öğrenci listesi ekranına girmelidir .<text:s/></text:p>
            <text:p>2 - Tablodan bir veri için "Update" seçeneğine tıklamalıdır .</text:p>
            <text:p>3 - Satırdaki veriler otomatik formların içerisine gelmelidir .</text:p>
            <text:p>4 - İstediği değişikliği yerine getirdikten sonra "save" butonuna basmalıdır .</text:p>
          </table:table-cell>
          <table:table-cell office:value-type="string" table:style-name="ce1">
            <text:p>Tabloda güncellenecek veri olmalıdır .</text:p>
          </table:table-cell>
          <table:table-cell office:value-type="string" table:style-name="ce1">
            <text:p>Öğrenci Bilgileri</text:p>
          </table:table-cell>
          <table:table-cell office:value-type="string" table:style-name="ce7">
            <text:p>Kullanıcı güncellenecek verileri<text:s/></text:p>
            <text:p>formlara update butonu ile çeke-</text:p>
            <text:p>bilmelidir <text:s/>.</text:p>
          </table:table-cell>
          <table:table-cell office:value-type="string" table:style-name="ce1">
            <text:p>Kullanıcı güncelleme yapabildi .</text:p>
          </table:table-cell>
          <table:table-cell office:value-type="string" table:style-name="ce1">
            <text:p>Başarılı</text:p>
          </table:table-cell>
          <table:table-cell table:number-columns-repeated="16376" table:style-name="ce1"/>
        </table:table-row>
        <table:table-row table:style-name="ro2">
          <table:table-cell office:value-type="float" office:value="4" table:formula="of:=[.A9]+1" table:style-name="ce6">
            <text:p>4</text:p>
          </table:table-cell>
          <table:table-cell office:value-type="string" table:style-name="ce1">
            <text:p>Silme</text:p>
          </table:table-cell>
          <table:table-cell office:value-type="string" table:style-name="ce7">
            <text:p>Kullanıcı öğrenci listesi ekranına girdiğinde ve kayıt yaptığında her satırda (update / delete ) seçenekleri ile karşılaşmalıdır .</text:p>
            <text:p>Adımlar:</text:p>
            <text:p>1 - Kullanıcı öğrenci listesi ekranına girmelidir .<text:s/></text:p>
            <text:p>2 - Tablodan bir veri için "Delete" seçeneğine tıklamalıdır .</text:p>
            <text:p>3 - Satırdaki veriler otomatik tablodan ve veri tabanından silinmelidir .</text:p>
          </table:table-cell>
          <table:table-cell office:value-type="string" table:style-name="ce1">
            <text:p>Tabloda silinecek veri olmalıdır.</text:p>
          </table:table-cell>
          <table:table-cell office:value-type="string" table:style-name="ce1">
            <text:p>Öğrenci Bilgileri</text:p>
          </table:table-cell>
          <table:table-cell office:value-type="string" table:style-name="ce7">
            <text:p>Kullanıcı silinecek verileri delete<text:s/></text:p>
            <text:p>butonu ile rahatça silebilmelidir .<text:s/></text:p>
          </table:table-cell>
          <table:table-cell office:value-type="string" table:style-name="ce1">
            <text:p>Kullanıcı silme işlemini yapabildi .</text:p>
          </table:table-cell>
          <table:table-cell office:value-type="string" table:style-name="ce1">
            <text:p>Başarılı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1">
            <text:p>Search Etme</text:p>
          </table:table-cell>
          <table:table-cell office:value-type="string" table:style-name="ce7">
            <text:p>Kullanıcı öğrenci listesi ekranına girdiğinde tablonun üstünde Search formları ile karşılaşmalıdır .</text:p>
            <text:p>Adımlar:</text:p>
            <text:p>1 - Kullanıcı öğrenci listesi ekranına girmelidir .<text:s/></text:p>
            <text:p>2 - Tablonun üstündeki formlardan bir arama yapmalıdır .</text:p>
            <text:p/>
          </table:table-cell>
          <table:table-cell office:value-type="string" table:style-name="ce14">
            <text:p>Tabloda veri olmalıdır .</text:p>
          </table:table-cell>
          <table:table-cell office:value-type="string" table:style-name="ce1">
            <text:p>Öğrenci Bilgileri</text:p>
          </table:table-cell>
          <table:table-cell office:value-type="string" table:style-name="ce1">
            <text:p>Kullanıcı istediği veriyi <text:s/>getirir .</text:p>
          </table:table-cell>
          <table:table-cell office:value-type="string" table:style-name="ce1">
            <text:p>Kullanıcı arama yapabildi .</text:p>
          </table:table-cell>
          <table:table-cell office:value-type="string" table:style-name="ce1">
            <text:p>Başarılı</text:p>
          </table:table-cell>
          <table:table-cell table:number-columns-repeated="16376" table:style-name="ce1"/>
        </table:table-row>
        <table:table-row table:style-name="ro8">
          <table:table-cell office:value-type="float" office:value="6" table:style-name="ce6">
            <text:p>6</text:p>
          </table:table-cell>
          <table:table-cell office:value-type="string" table:style-name="ce1">
            <text:p>Okul Seçme</text:p>
          </table:table-cell>
          <table:table-cell office:value-type="string" table:style-name="ce7">
            <text:p>Kullanıcı öğrenci listesi ekranına girdiğinde kayıt yaparken okulların içerisinde bulunduğu bir combobax ile karşılaşmalıdır .</text:p>
            <text:p>Adımlar:</text:p>
            <text:p>1 - Kullanıcı öğrenci listesi ekranına girmelidir .<text:s/></text:p>
            <text:p>2 - Kullanıcı combobaxa tıklamalıdır .</text:p>
            <text:p>3 - Okullar tablosundan gelen aktif okullardan bir tanesini seçmelidir .</text:p>
            <text:p/>
          </table:table-cell>
          <table:table-cell office:value-type="string" table:style-name="ce14">
            <text:p>Okullar tablosunda aktif okul verisi olmalıdır .</text:p>
          </table:table-cell>
          <table:table-cell office:value-type="string" table:style-name="ce1">
            <text:p>Okul Bilgileri</text:p>
          </table:table-cell>
          <table:table-cell office:value-type="string" table:style-name="ce7">
            <text:p>Kullanıcı istediği okul verisini<text:s/></text:p>
            <text:p>seçebilir .</text:p>
          </table:table-cell>
          <table:table-cell office:value-type="string" table:style-name="ce1">
            <text:p>Kullanıcı istediği okulu seçebildi .</text:p>
          </table:table-cell>
          <table:table-cell office:value-type="string" table:style-name="ce1">
            <text:p>Başarılı</text:p>
          </table:table-cell>
          <table:table-cell table:number-columns-repeated="16376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Age alanına sadece<text:s/></text:p>
            <text:p>sayısal veri girebilme</text:p>
          </table:table-cell>
          <table:table-cell office:value-type="string" table:style-name="ce7">
            <text:p>Kullanıcı öğrenci listesi ekranına girdiğinde (save / clear) seçenekleri ile karşılaşmalıdır .</text:p>
            <text:p>Adımlar:</text:p>
            <text:p>1 - Kullanıcı öğrenci listesi ekranına girmelidir .<text:s/></text:p>
            <text:p>2 - Age formuna string veri girememelidir .</text:p>
            <text:p/>
          </table:table-cell>
          <table:table-cell office:value-type="string" table:style-name="ce14">
            <text:p>Kayıt edilecek öğrenci yaşı bilinmelidir .</text:p>
          </table:table-cell>
          <table:table-cell office:value-type="string" table:style-name="ce1">
            <text:p>Öğrenci Yaşı</text:p>
          </table:table-cell>
          <table:table-cell office:value-type="string" table:style-name="ce1">
            <text:p>Kullanıcı string veri girememelidir <text:s/>.</text:p>
          </table:table-cell>
          <table:table-cell office:value-type="string" table:style-name="ce1">
            <text:p>Kullanıcı String veri giremedi.</text:p>
          </table:table-cell>
          <table:table-cell office:value-type="string" table:style-name="ce1">
            <text:p>Başarılı</text:p>
          </table:table-cell>
          <table:table-cell table:number-columns-repeated="16376" table:style-name="ce1"/>
        </table:table-row>
        <table:table-row table:style-name="ro2">
          <table:table-cell office:value-type="float" office:value="2" table:formula="of:=[.A13]+1" table:style-name="ce6">
            <text:p>2</text:p>
          </table:table-cell>
          <table:table-cell office:value-type="string" table:style-name="ce7">
            <text:p>Combobaxdan aktif okul seçme</text:p>
          </table:table-cell>
          <table:table-cell office:value-type="string" table:style-name="ce7">
            <text:p>Kullanıcı öğrenci listesi ekranına girdiğinde kayıt yaparken okulların içerisinde bulunduğu bir combobax ile karşılaşmalıdır .</text:p>
            <text:p>Adımlar:</text:p>
            <text:p>1 - Kullanıcı öğrenci listesi ekranına girmelidir .<text:s/></text:p>
            <text:p>2 - Kullanıcı combobaxa tıklamalıdır .</text:p>
            <text:p>3 - Okullar tablosundan gelen aktif okullardan bir tanesini seçmelidir .</text:p>
          </table:table-cell>
          <table:table-cell office:value-type="string" table:style-name="ce1">
            <text:p>Okul tablosunda aktif okul olmalıdır .</text:p>
          </table:table-cell>
          <table:table-cell office:value-type="string" table:style-name="ce1">
            <text:p>Okul Bilgileri</text:p>
          </table:table-cell>
          <table:table-cell office:value-type="string" table:style-name="ce7">
            <text:p><text:s/>Sadece aktif okullar combobaxa<text:s/></text:p>
            <text:p>gelebilir .</text:p>
          </table:table-cell>
          <table:table-cell office:value-type="string" table:style-name="ce7">
            <text:p>Aktif olmayan okullarda combobax içe -<text:s/></text:p>
            <text:p>risine geldi .</text:p>
          </table:table-cell>
          <table:table-cell office:value-type="string" table:style-name="ce1">
            <text:p>Başarısız</text:p>
          </table:table-cell>
          <table:table-cell table:number-columns-repeated="16376" table:style-name="ce1"/>
        </table:table-row>
        <table:table-row table:style-name="ro5">
          <table:table-cell office:value-type="float" office:value="3" table:formula="of:=[.A14]+1" table:style-name="ce6">
            <text:p>3</text:p>
          </table:table-cell>
          <table:table-cell office:value-type="string" table:style-name="ce1">
            <text:p>Güncelleme</text:p>
          </table:table-cell>
          <table:table-cell office:value-type="string" table:style-name="ce7">
            <text:p>Kullanıcı Öğrenci listesi ekranına girdiğinde ve kayıt yaptığında her satırda (update / delete ) seçenekleri ile karşılaşmalıdır .</text:p>
            <text:p>Adımlar:</text:p>
            <text:p>1 - Kullanıcı öğrenci listesi ekranına girmelidir .<text:s/></text:p>
            <text:p>2 - Tablodan bir veri için "Update" seçeneğine tıklamalıdır .</text:p>
            <text:p>3 - Satırdaki veriler otomatik formların içerisine gelmelidir .</text:p>
            <text:p>4 - İstediği değişikliği yerine getirdikten sonra "save" butonuna basmalıdır .</text:p>
          </table:table-cell>
          <table:table-cell office:value-type="string" table:style-name="ce1">
            <text:p>Tabloda güncellenecek veri olmalıdır .</text:p>
          </table:table-cell>
          <table:table-cell office:value-type="string" table:style-name="ce1">
            <text:p>Öğrenci Bilgileri</text:p>
          </table:table-cell>
          <table:table-cell office:value-type="string" table:style-name="ce7">
            <text:p>Kullanıcı güncellenecek verileri<text:s/></text:p>
            <text:p>formlara update butonu ile çeke-</text:p>
            <text:p>bilmelidir <text:s/>.</text:p>
          </table:table-cell>
          <table:table-cell office:value-type="string" table:style-name="ce1">
            <text:p>Kullanıcı güncelleme yapabildi .</text:p>
          </table:table-cell>
          <table:table-cell office:value-type="string" table:style-name="ce1">
            <text:p>Başarılı</text:p>
          </table:table-cell>
          <table:table-cell table:number-columns-repeated="16376" table:style-name="ce1"/>
        </table:table-row>
        <table:table-row table:style-name="ro2">
          <table:table-cell office:value-type="float" office:value="4" table:formula="of:=[.A15]+1" table:style-name="ce6">
            <text:p>4</text:p>
          </table:table-cell>
          <table:table-cell office:value-type="string" table:style-name="ce7">
            <text:p>Formların<text:s/></text:p>
            <text:p>Temizlenmesi</text:p>
          </table:table-cell>
          <table:table-cell office:value-type="string" table:style-name="ce7">
            <text:p>Kullanıcı öğrenci listesi ekranına girdiğinde (save / clear) seçenekleri ile karşılaşmalıdır .</text:p>
            <text:p>Adımlar:</text:p>
            <text:p>1 - Kullanıcı öğrenci listesi ekranına girmelidir .<text:s/></text:p>
            <text:p>2 - Formu doldurmalıdır .</text:p>
            <text:p>3 - Formlara bilgileri gir ve ''Clear'' seçeneğine tıkla .</text:p>
          </table:table-cell>
          <table:table-cell office:value-type="string" table:style-name="ce1">
            <text:p>Formlar dolu olmalıdır .</text:p>
          </table:table-cell>
          <table:table-cell office:value-type="string" table:style-name="ce1">
            <text:p>Öğrenci Bilgileri</text:p>
          </table:table-cell>
          <table:table-cell office:value-type="string" table:style-name="ce1">
            <text:p><text:s/>Kullanıcı formların içerisini temizler .</text:p>
          </table:table-cell>
          <table:table-cell office:value-type="string" table:style-name="ce1">
            <text:p>Kullanıcı formları temizledi .</text:p>
          </table:table-cell>
          <table:table-cell office:value-type="string" table:style-name="ce1">
            <text:p>Başarılı</text:p>
          </table:table-cell>
          <table:table-cell table:number-columns-repeated="16376" table:style-name="ce1"/>
        </table:table-row>
        <table:table-row table:number-rows-repeated="1048560" table:style-name="ro3">
          <table:table-cell table:number-columns-repeated="16384"/>
        </table:table-row>
      </table:table>
      <table:table table:name="Test_Kontrol_Listesi_Taslağı" table:style-name="ta1">
        <table:table-column table:style-name="co5" table:default-cell-style-name="ce1"/>
        <table:table-column table:style-name="co15" table:default-cell-style-name="ce1"/>
        <table:table-column table:style-name="co9" table:default-cell-style-name="ce1"/>
        <table:table-column table:style-name="co2" table:number-columns-repeated="253" table:default-cell-style-name="ce1"/>
        <table:table-column table:style-name="co4" table:number-columns-repeated="16128" table:default-cell-style-name="ce1"/>
        <table:table-row table:style-name="ro7">
          <table:table-cell office:value-type="string" table:style-name="ce4">
            <text:p>SAYI</text:p>
          </table:table-cell>
          <table:table-cell office:value-type="string" table:style-name="ce4">
            <text:p>Kontrol Listesi Açıklaması</text:p>
          </table:table-cell>
          <table:table-cell office:value-type="string" table:style-name="ce4">
            <text:p>Statü</text:p>
          </table:table-cell>
          <table:table-cell table:number-columns-repeated="11" table:style-name="ce1"/>
          <table:table-cell office:value-type="string" table:style-name="ce1">
            <text:p>Status</text:p>
          </table:table-cell>
          <table:table-cell table:number-columns-repeated="16369"/>
        </table:table-row>
        <table:table-row table:style-name="ro9">
          <table:table-cell office:value-type="float" office:value="1" table:style-name="ce6">
            <text:p>1</text:p>
          </table:table-cell>
          <table:table-cell table:style-name="ce8"/>
          <table:table-cell table:style-name="ce9"/>
          <table:table-cell table:number-columns-repeated="11" table:style-name="ce1"/>
          <table:table-cell office:value-type="string" table:style-name="ce1">
            <text:p>Passed</text:p>
          </table:table-cell>
          <table:table-cell table:number-columns-repeated="16369"/>
        </table:table-row>
        <table:table-row table:style-name="ro9">
          <table:table-cell office:value-type="float" office:value="2" table:formula="of:=[.A2]+1" table:style-name="ce6">
            <text:p>2</text:p>
          </table:table-cell>
          <table:table-cell table:style-name="ce8"/>
          <table:table-cell table:style-name="ce9"/>
          <table:table-cell table:number-columns-repeated="11" table:style-name="ce1"/>
          <table:table-cell office:value-type="string" table:style-name="ce1">
            <text:p>Failed</text:p>
          </table:table-cell>
          <table:table-cell table:number-columns-repeated="16369"/>
        </table:table-row>
        <table:table-row table:style-name="ro9">
          <table:table-cell office:value-type="float" office:value="3" table:formula="of:=[.A3]+1" table:style-name="ce6">
            <text:p>3</text:p>
          </table:table-cell>
          <table:table-cell table:style-name="ce8"/>
          <table:table-cell table:style-name="ce9"/>
          <table:table-cell table:number-columns-repeated="11" table:style-name="ce1"/>
          <table:table-cell office:value-type="string" table:style-name="ce1">
            <text:p>Not Tested</text:p>
          </table:table-cell>
          <table:table-cell table:number-columns-repeated="16369"/>
        </table:table-row>
        <table:table-row table:style-name="ro9">
          <table:table-cell office:value-type="float" office:value="4" table:formula="of:=[.A4]+1" table:style-name="ce6">
            <text:p>4</text:p>
          </table:table-cell>
          <table:table-cell table:style-name="ce8"/>
          <table:table-cell table:style-name="ce9"/>
          <table:table-cell table:number-columns-repeated="11" table:style-name="ce1"/>
          <table:table-cell office:value-type="string" table:style-name="ce1">
            <text:p>Skipped</text:p>
          </table:table-cell>
          <table:table-cell table:number-columns-repeated="16369"/>
        </table:table-row>
        <table:table-row table:style-name="ro9">
          <table:table-cell office:value-type="float" office:value="5" table:formula="of:=[.A5]+1" table:style-name="ce6">
            <text:p>5</text:p>
          </table:table-cell>
          <table:table-cell table:style-name="ce8"/>
          <table:table-cell table:style-name="ce9"/>
          <table:table-cell table:number-columns-repeated="16381" table:style-name="ce1"/>
        </table:table-row>
        <table:table-row table:number-rows-repeated="1048570" table:style-name="ro3">
          <table:table-cell table:number-columns-repeated="16384"/>
        </table:table-row>
      </table:table>
      <table:table table:name="Hata_Taslağı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52" table:default-cell-style-name="ce1"/>
        <table:table-column table:style-name="co4" table:number-columns-repeated="16128" table:default-cell-style-name="ce1"/>
        <table:table-row table:style-name="ro10">
          <table:table-cell office:value-type="string" table:style-name="ce10">
            <text:p>Hata Başlığı</text:p>
          </table:table-cell>
          <table:table-cell office:value-type="string" table:style-name="ce10">
            <text:p>Hata Önceliği</text:p>
          </table:table-cell>
          <table:table-cell office:value-type="string" table:style-name="ce10">
            <text:p>Açıklama</text:p>
          </table:table-cell>
          <table:table-cell office:value-type="string" table:style-name="ce10">
            <text:p>Ekler</text:p>
          </table:table-cell>
          <table:table-cell table:number-columns-repeated="9" table:style-name="ce1"/>
          <table:table-cell office:value-type="string" table:style-name="ce1">
            <text:p>Priority</text:p>
          </table:table-cell>
          <table:table-cell table:number-columns-repeated="16370"/>
        </table:table-row>
        <table:table-row table:style-name="ro11">
          <table:table-cell table:style-name="ce1"/>
          <table:table-cell table:style-name="ce11"/>
          <table:table-cell office:value-type="string" table:style-name="ce12">
            <text:p>Özet:</text:p>
            <text:p>Oluşturma Adımları</text:p>
            <text:p>Beklenen Sonuç(Expected Results):</text:p>
            <text:p>Asıl Sonuç(Actual Results):</text:p>
          </table:table-cell>
          <table:table-cell table:number-columns-repeated="10" table:style-name="ce1"/>
          <table:table-cell office:value-type="string" table:style-name="ce1">
            <text:p>Critical</text:p>
          </table:table-cell>
          <table:table-cell table:number-columns-repeated="16370"/>
        </table:table-row>
        <table:table-row table:style-name="ro12">
          <table:table-cell table:style-name="ce1"/>
          <table:table-cell table:style-name="ce11"/>
          <table:table-cell table:number-columns-repeated="11" table:style-name="ce1"/>
          <table:table-cell office:value-type="string" table:style-name="ce1">
            <text:p>High</text:p>
          </table:table-cell>
          <table:table-cell table:number-columns-repeated="16370"/>
        </table:table-row>
        <table:table-row table:style-name="ro12">
          <table:table-cell table:style-name="ce1"/>
          <table:table-cell table:style-name="ce11"/>
          <table:table-cell table:number-columns-repeated="11" table:style-name="ce1"/>
          <table:table-cell office:value-type="string" table:style-name="ce1">
            <text:p>Medium</text:p>
          </table:table-cell>
          <table:table-cell table:number-columns-repeated="16370"/>
        </table:table-row>
        <table:table-row table:style-name="ro12">
          <table:table-cell table:style-name="ce1"/>
          <table:table-cell table:style-name="ce11"/>
          <table:table-cell table:number-columns-repeated="11" table:style-name="ce1"/>
          <table:table-cell office:value-type="string" table:style-name="ce1">
            <text:p>Low</text:p>
          </table:table-cell>
          <table:table-cell table:number-columns-repeated="16370"/>
        </table:table-row>
        <table:table-row table:style-name="ro12">
          <table:table-cell table:style-name="ce1"/>
          <table:table-cell table:style-name="ce11"/>
          <table:table-cell table:number-columns-repeated="11" table:style-name="ce1"/>
          <table:table-cell office:value-type="string" table:style-name="ce1">
            <text:p>Trivial</text:p>
          </table:table-cell>
          <table:table-cell table:number-columns-repeated="16370"/>
        </table:table-row>
        <table:table-row table:number-rows-repeated="10" table:style-name="ro12">
          <table:table-cell table:style-name="ce1"/>
          <table:table-cell table:style-name="ce11"/>
          <table:table-cell table:number-columns-repeated="16382" table:style-name="ce1"/>
        </table:table-row>
        <table:table-row table:number-rows-repeated="11" table:style-name="ro12">
          <table:table-cell/>
          <table:table-cell table:style-name="ce11"/>
          <table:table-cell table:number-columns-repeated="16382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2" number:min-integer-digits="1" number:grouping="true"/>
      <number:text> </number:text>
    </number:number-style>
    <number:number-style style:name="N36P1">
      <number:text>  (</number:text>
      <number:number number:decimal-places="2" number:min-integer-digits="1" number:grouping="true"/>
      <number:text>)</number:text>
    </number:number-style>
    <number:text-style style:name="N36P2">
      <number:text>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$ </number:text>
      <number:number number:decimal-places="2" number:min-integer-digits="1" number:grouping="true"/>
      <number:text> </number:text>
    </number:number-style>
    <number:number-style style:name="N38P1">
      <number:text>$ (</number:text>
      <number:number number:decimal-places="2" number:min-integer-digits="1" number:grouping="true"/>
      <number:text>)</number:text>
    </number:number-style>
    <number:text-style style:name="N38P2">
      <number:text>$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0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2pt" style:font-size-asian="12pt" style:font-size-complex="12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zan İlhan</meta:initial-creator>
    <dc:creator>MONSTER</dc:creator>
    <meta:creation-date>2019-01-30T20:48:09Z</meta:creation-date>
    <dc:date>2023-01-04T21:08:45Z</dc:date>
    <meta:editing-cycles>9</meta:editing-cycles>
    <meta:editing-duration>PT491S</meta:editing-duration>
  </office:meta>
</office:document-meta>
</file>